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GrammarPool.retrieveInitialGrammarSet( String gramma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GrammarPoo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adOnlyGrammarPool.cacheGrammars( String grammarType , Grammar [ ] gramm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adOnlyGrammarPool.retrieveGrammar( XMLGrammar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GrammarPool.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adOnlyGrammarPool.un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adOnlyGrammarPool.ReadOnlyGrammarPool( XMLGrammarPool 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